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a7f7" officeooo:paragraph-rsid="0007a7f7"/>
    </style:style>
    <style:style style:name="P2" style:family="paragraph" style:parent-style-name="Standard">
      <style:text-properties officeooo:rsid="000996e7" officeooo:paragraph-rsid="000996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onio Preziosi Ribero</text:p>
      <text:p text:style-name="P1">Difusión 1D con métodos espectrales</text:p>
      <text:p text:style-name="P1">CFD – Pontificia Universidad Javeriana</text:p>
      <text:p text:style-name="P1">Abril de 2018</text:p>
      <text:p text:style-name="P1"/>
      <text:p text:style-name="P1"/>
      <text:p text:style-name="P1"/>
      <text:p text:style-name="P1">En el presente ejercicio se implementó un método nodal espectral basado en polinomios de Lagrange como función de prueba y usando la función delta de Dirac como función de ponderación (método de colocación). Para la discretización temporal se utilizó un esquema implícito de Euler hacia atrás, cuyo error es proporcional al paso de tiempo. </text:p>
      <text:p text:style-name="P1"/>
      <text:p text:style-name="P1">En cuanto se refiere a la discretización espacial, se utilizaron diferentes nodos ubicados en el dominio siguiendo los puntos de colocación de Gauss-Lobatto, e incluyendo las fronteras como nodos adicionales. Con esta escogencia se busca optimizar el proceso de solución, a la vez que se mejora la precisión del método gracias a la maximización del determinante de la matriz de Vandermonde que rige las aproximaciones del método numérico a la forma discreta. </text:p>
      <text:p text:style-name="P1"/>
      <text:p text:style-name="P1">Para poder comparar el resultado de este método se utilizó la solución analítica de la ecuación de difusión en una dimensión que se discutió en las entregas anteriores (en los anexos de este taller se encuentra la función que calcula la solución analítica para cada paso de tiempo). La comparación se llevó a cabo variando tanto la discretización temporal como la espacial y haciendo las respectivas gráficas logarítmicas de convergencia de los métodos. </text:p>
      <text:p text:style-name="P1"/>
      <text:p text:style-name="P1">Como se puede observar, el método converge a medida que aumenta el número de nodos dentro del dominio y disminuye el tamaño de paso de tiempo. Esto tiene sentido, ya que el error que domina el esquema implementado es la discretización temporal. El paso de tiempo más pequeño que fue probado fue de un microsegundo, y la discretización espacial más alta fue de un dominio de 90 nodos. </text:p>
      <text:p text:style-name="P1"/>
      <text:p text:style-name="P1">Es interesante observar que el error mínimo no se da con la discretización espacial más fina, sino con una discretización de 30 nodos y un tamaño de paso de tiempo de un microsegundo. De hecho, se puede observar que el número de nodos mejora la precisión del esquema hasta cierto punto, luego, su contribuación al error empieza a aumentar, como se puede observar en la gráfica de la derecha. </text:p>
      <text:p text:style-name="P1"/>
      <text:p text:style-name="P2">No obstante la discretización temporal utilizada, el método espectral de un dominio muestra ser mucho más preciso que los esquemas tradicionales de volúmenes, diferencias o elementos finitos. Pero esta precisión tiene un costo asociado, y es el cálculo de derivadas espaciales de un nodo del dominio utilizando el conjunto completo de nodos. Esto hace que las matrices no sean esparsas, sino llenas y su número de condición aumente a medida que aumenta el número de nodos en el dominio. </text:p>
      <text:p text:style-name="P2"/>
      <text:p text:style-name="P2">Por último, es necesario aclarar que el uso de esquemas espaciales de alto orden vale la pena cuando se implementan esquemas temporales de orden alto como Adams-Bashfroth, Adams-Moulton o es quemas de Runge-Kutta. De otra manera, el tamaño del error no disminuirá debido a la precisión que otorgan los las discretizaciones tmeporales de najo orden como el método de Euler. </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08:12:02.072555225</meta:creation-date>
    <dc:date>2018-05-03T08:34:08.377994704</dc:date>
    <meta:editing-duration>PT9M26S</meta:editing-duration>
    <meta:editing-cycles>1</meta:editing-cycles>
    <meta:document-statistic meta:table-count="0" meta:image-count="0" meta:object-count="0" meta:page-count="1" meta:paragraph-count="11" meta:word-count="490" meta:character-count="2998" meta:non-whitespace-character-count="2511"/>
    <meta:generator>LibreOffice/5.2.7.2$Linux_X86_64 LibreOffice_project/20m0$Build-2</meta:generator>
  </office:meta>
</office:document-meta>
</file>